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2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2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1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1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1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1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1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1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1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1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0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0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0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0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0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0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0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200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1996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199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199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199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199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199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198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198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198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197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2928" calcext:value-type="float">
            <text:p>67.62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